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2" svg:font-family="Calibri" style:font-family-generic="swiss"/>
    <style:font-face style:name="Calibri" svg:font-family="Calibri" style:font-family-generic="roman" style:font-pitch="variable"/>
    <style:font-face style:name="Italic_IV50" svg:font-family="Italic_IV50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CharterBT-Bold" svg:font-family="CharterBT-Bold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Italic_IV501" svg:font-family="Italic_IV50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color="#00b0f0" style:font-name="Italic_IV50" fo:font-size="14pt" style:font-size-asian="14pt" style:font-name-complex="Italic_IV501" style:font-size-complex="14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paragraph-rsid="00038b8e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00b0f0" style:font-name="Italic_IV50" fo:font-size="14pt" style:font-size-asian="14pt" style:font-name-complex="Italic_IV501" style:font-size-complex="14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00b0f0" style:font-name="Italic_IV50" fo:font-size="14pt" officeooo:rsid="00038b8e" officeooo:paragraph-rsid="00038b8e" style:font-size-asian="14pt" style:font-name-complex="Italic_IV501" style:font-size-complex="14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Calibri2" fo:font-size="14pt" style:font-size-asian="14pt" style:font-name-complex="CharterBT-Bold" style:font-size-complex="14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Calibri2" fo:font-size="14pt" officeooo:paragraph-rsid="00091cc1" style:font-size-asian="14pt" style:font-name-complex="CharterBT-Bold" style:font-size-complex="14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000000" style:font-name="Calibri2" fo:font-size="14pt" officeooo:rsid="00038b8e" officeooo:paragraph-rsid="00038b8e" style:font-size-asian="14pt" style:font-name-complex="Calibri1" style:font-size-complex="14pt"/>
    </style:style>
    <style:style style:name="P10" style:family="paragraph" style:parent-style-name="List_20_Paragraph">
      <style:paragraph-properties fo:margin-top="0cm" fo:margin-bottom="0cm" loext:contextual-spacing="true" fo:line-height="100%"/>
      <style:text-properties fo:font-size="14pt" officeooo:rsid="00038b8e" style:font-size-asian="14pt" style:font-name-complex="Calibri1" style:font-size-complex="14pt"/>
    </style:style>
    <style:style style:name="P11" style:family="paragraph" style:parent-style-name="List_20_Paragraph">
      <style:paragraph-properties fo:margin-top="0cm" fo:margin-bottom="0cm" loext:contextual-spacing="true" fo:line-height="100%"/>
      <style:text-properties fo:font-size="14pt" style:font-size-asian="14pt" style:font-name-complex="Calibri1" style:font-size-complex="14pt"/>
    </style:style>
    <style:style style:name="P12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font-size="14pt" officeooo:rsid="00038b8e" officeooo:paragraph-rsid="00038b8e" style:font-size-asian="14pt" style:font-name-complex="Calibri1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b0f0" style:font-name="Italic_IV50" fo:font-size="14pt" officeooo:rsid="0018e6fc" officeooo:paragraph-rsid="0018e6fc" style:font-size-asian="14pt" style:font-name-complex="Italic_IV501" style:font-size-complex="14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4pt" officeooo:paragraph-rsid="0018e6fc" style:font-size-asian="14pt" style:font-size-complex="14pt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fo:font-size="22pt" style:font-size-asian="22pt" style:font-size-complex="22pt"/>
    </style:style>
    <style:style style:name="P16" style:family="paragraph" style:parent-style-name="Standard" style:list-style-name="L1">
      <style:paragraph-properties fo:margin-top="0cm" fo:margin-bottom="0cm" loext:contextual-spacing="false" fo:line-height="100%"/>
      <style:text-properties fo:font-size="14pt" officeooo:rsid="001e0fdd" officeooo:paragraph-rsid="001e0fdd" style:font-size-asian="14pt" style:font-size-complex="14pt"/>
    </style:style>
    <style:style style:name="P17" style:family="paragraph" style:parent-style-name="Standard" style:list-style-name="L1">
      <style:paragraph-properties fo:margin-top="0cm" fo:margin-bottom="0cm" loext:contextual-spacing="false" fo:line-height="100%"/>
      <style:text-properties fo:font-size="14pt" officeooo:rsid="0018e6fc" officeooo:paragraph-rsid="0018e6fc" style:font-size-asian="14pt" style:font-size-complex="14pt"/>
    </style:style>
    <style:style style:name="P18" style:family="paragraph" style:parent-style-name="Standard" style:list-style-name="L1">
      <style:paragraph-properties fo:margin-top="0cm" fo:margin-bottom="0cm" loext:contextual-spacing="false" fo:line-height="100%"/>
      <style:text-properties fo:font-size="14pt" officeooo:rsid="0019af37" officeooo:paragraph-rsid="0019af37" style:font-size-asian="14pt" style:font-size-complex="14pt"/>
    </style:style>
    <style:style style:name="P19" style:family="paragraph" style:parent-style-name="Standard" style:list-style-name="L2">
      <style:paragraph-properties fo:margin-top="0cm" fo:margin-bottom="0cm" loext:contextual-spacing="false" fo:line-height="100%"/>
      <style:text-properties fo:font-size="14pt" officeooo:rsid="00038b8e" officeooo:paragraph-rsid="00038b8e" style:font-size-asian="14pt" style:font-size-complex="14pt"/>
    </style:style>
    <style:style style:name="P20" style:family="paragraph" style:parent-style-name="Standard" style:list-style-name="L2">
      <style:paragraph-properties fo:margin-top="0cm" fo:margin-bottom="0cm" loext:contextual-spacing="false" fo:line-height="100%"/>
      <style:text-properties fo:font-size="14pt" officeooo:rsid="00038b8e" officeooo:paragraph-rsid="00215bdb" style:font-size-asian="14pt" style:font-size-complex="14pt"/>
    </style:style>
    <style:style style:name="P21" style:family="paragraph" style:parent-style-name="Standard" style:list-style-name="L2">
      <style:paragraph-properties fo:margin-top="0cm" fo:margin-bottom="0cm" loext:contextual-spacing="false" fo:line-height="100%"/>
      <style:text-properties fo:font-size="14pt" officeooo:rsid="000bb540" officeooo:paragraph-rsid="000bb540" style:font-size-asian="14pt" style:font-size-complex="14pt"/>
    </style:style>
    <style:style style:name="P22" style:family="paragraph" style:parent-style-name="Standard" style:list-style-name="L2">
      <style:paragraph-properties fo:margin-top="0cm" fo:margin-bottom="0cm" loext:contextual-spacing="false" fo:line-height="100%"/>
      <style:text-properties fo:font-size="14pt" officeooo:rsid="00224abe" officeooo:paragraph-rsid="00224abe" style:font-size-asian="14pt" style:font-size-complex="14pt"/>
    </style:style>
    <style:style style:name="P23" style:family="paragraph" style:parent-style-name="Standard" style:list-style-name="L4">
      <style:paragraph-properties fo:margin-top="0cm" fo:margin-bottom="0cm" loext:contextual-spacing="false" fo:line-height="100%"/>
      <style:text-properties fo:font-size="14pt" officeooo:rsid="001faa74" officeooo:paragraph-rsid="001faa74" style:font-size-asian="14pt" style:font-name-complex="Calibri1" style:font-size-complex="14pt"/>
    </style:style>
    <style:style style:name="P24" style:family="paragraph" style:parent-style-name="Standard" style:list-style-name="L1">
      <style:paragraph-properties fo:margin-top="0cm" fo:margin-bottom="0cm" loext:contextual-spacing="false" fo:line-height="100%"/>
      <style:text-properties officeooo:paragraph-rsid="0018e6fc"/>
    </style:style>
    <style:style style:name="P25" style:family="paragraph" style:parent-style-name="Standard" style:list-style-name="L1">
      <style:paragraph-properties fo:margin-top="0cm" fo:margin-bottom="0cm" loext:contextual-spacing="false" fo:line-height="100%"/>
      <style:text-properties officeooo:rsid="001faa74" officeooo:paragraph-rsid="001faa74"/>
    </style:style>
    <style:style style:name="P26" style:family="paragraph" style:parent-style-name="Standard" style:list-style-name="L2">
      <style:paragraph-properties fo:margin-left="0cm" fo:margin-right="0cm" fo:margin-top="0cm" fo:margin-bottom="0cm" loext:contextual-spacing="false" fo:line-height="100%" fo:text-indent="0cm" style:auto-text-indent="false"/>
      <style:text-properties fo:color="#00b0f0" style:font-name="Italic_IV50" fo:font-size="14pt" officeooo:rsid="000bb540" officeooo:paragraph-rsid="0018e6fc" style:font-size-asian="14pt" style:font-name-complex="Italic_IV501" style:font-size-complex="14pt"/>
    </style:style>
    <style:style style:name="P27" style:family="paragraph" style:parent-style-name="Standard" style:list-style-name="L3">
      <style:paragraph-properties fo:margin-left="0cm" fo:margin-right="0cm" fo:margin-top="0cm" fo:margin-bottom="0cm" loext:contextual-spacing="false" fo:line-height="100%" fo:text-indent="0cm" style:auto-text-indent="false"/>
      <style:text-properties fo:color="#00b0f0" style:font-name="Italic_IV50" fo:font-size="14pt" officeooo:paragraph-rsid="00179440" style:font-size-asian="14pt" style:font-name-complex="Italic_IV501" style:font-size-complex="14pt"/>
    </style:style>
    <style:style style:name="T1" style:family="text">
      <style:text-properties fo:color="#00b0f0" fo:font-size="22pt" style:font-size-asian="22pt" style:font-size-complex="22pt"/>
    </style:style>
    <style:style style:name="T2" style:family="text">
      <style:text-properties fo:color="#00b0f0" fo:font-size="22pt" officeooo:rsid="0016d341" style:font-size-asian="22pt" style:font-size-complex="22pt"/>
    </style:style>
    <style:style style:name="T3" style:family="text">
      <style:text-properties fo:color="#00b0f0" fo:font-size="22pt" officeooo:rsid="001bbc79" style:font-size-asian="22pt" style:font-size-complex="22pt"/>
    </style:style>
    <style:style style:name="T4" style:family="text">
      <style:text-properties fo:color="#00b0f0" style:font-name="Italic_IV50" fo:font-size="14pt" style:font-size-asian="14pt" style:font-name-complex="Italic_IV501" style:font-size-complex="14pt"/>
    </style:style>
    <style:style style:name="T5" style:family="text">
      <style:text-properties fo:color="#00b0f0" style:font-name="Italic_IV50" fo:font-size="14pt" officeooo:rsid="00038b8e" style:font-size-asian="14pt" style:font-name-complex="Italic_IV501" style:font-size-complex="14pt"/>
    </style:style>
    <style:style style:name="T6" style:family="text">
      <style:text-properties fo:color="#00b0f0" style:font-name="Italic_IV50" style:font-name-complex="Italic_IV501"/>
    </style:style>
    <style:style style:name="T7" style:family="text">
      <style:text-properties fo:color="#00b0f0" style:font-name="Italic_IV50" officeooo:rsid="00179440" style:font-name-complex="Italic_IV501"/>
    </style:style>
    <style:style style:name="T8" style:family="text">
      <style:text-properties fo:color="#000000" fo:font-size="14pt" style:font-size-asian="14pt" style:font-name-complex="Calibri1" style:font-size-complex="14pt"/>
    </style:style>
    <style:style style:name="T9" style:family="text">
      <style:text-properties fo:color="#000000" fo:font-size="14pt" officeooo:rsid="00038b8e" style:font-size-asian="14pt" style:font-name-complex="Calibri1" style:font-size-complex="14pt"/>
    </style:style>
    <style:style style:name="T10" style:family="text">
      <style:text-properties fo:color="#000000" fo:font-size="14pt" officeooo:rsid="00081738" style:font-size-asian="14pt" style:font-name-complex="Calibri1" style:font-size-complex="14pt"/>
    </style:style>
    <style:style style:name="T11" style:family="text">
      <style:text-properties fo:color="#000000" fo:font-size="14pt" officeooo:rsid="001c4e5f" style:font-size-asian="14pt" style:font-name-complex="Calibri1" style:font-size-complex="14pt"/>
    </style:style>
    <style:style style:name="T12" style:family="text">
      <style:text-properties officeooo:rsid="000474e9"/>
    </style:style>
    <style:style style:name="T13" style:family="text">
      <style:text-properties officeooo:rsid="00079d2f"/>
    </style:style>
    <style:style style:name="T14" style:family="text">
      <style:text-properties officeooo:rsid="00091cc1"/>
    </style:style>
    <style:style style:name="T15" style:family="text">
      <style:text-properties officeooo:rsid="000f141f"/>
    </style:style>
    <style:style style:name="T16" style:family="text">
      <style:text-properties officeooo:rsid="001354fc"/>
    </style:style>
    <style:style style:name="T17" style:family="text">
      <style:text-properties officeooo:rsid="0016d341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officeooo:rsid="0018e6fc" style:font-size-asian="14pt" style:font-size-complex="14pt"/>
    </style:style>
    <style:style style:name="T20" style:family="text">
      <style:text-properties fo:font-size="14pt" officeooo:rsid="001a4aec" style:font-size-asian="14pt" style:font-size-complex="14pt"/>
    </style:style>
    <style:style style:name="T21" style:family="text">
      <style:text-properties officeooo:rsid="00215bdb"/>
    </style:style>
    <style:style style:name="T22" style:family="text">
      <style:text-properties officeooo:rsid="00224a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29cm" fo:text-indent="-0.635cm" fo:margin-left="1.42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COL216</text:p>
      <text:p text:style-name="P1"><text:span text:style-name="T1">ASSIGNMENT </text:span><text:span text:style-name="T2"><text:s/></text:span><text:span text:style-name="T3">5</text:span></text:p>
      <text:p text:style-name="P2">Anjali Sharma <text:s text:c="8"/><text:tab/><text:span text:style-name="T13">Hardeep Kaur</text:span></text:p>
      <text:p text:style-name="P2">2019CS50422 <text:s text:c="8"/><text:span text:style-name="T13">2019CS10</text:span><text:span text:style-name="T16">354</text:span></text:p>
      <text:p text:style-name="P2"/>
      <text:p text:style-name="P3">Approach:</text:p>
      <text:p text:style-name="P4"><text:span text:style-name="T9">AIM: </text:span><text:span text:style-name="T8">We </text:span><text:span text:style-name="T10">designed a </text:span><text:span text:style-name="T11">Memory Request Manager to run N different cores simultaneously</text:span><text:span text:style-name="T10">.</text:span></text:p>
      <text:p text:style-name="P9"/>
      <text:p text:style-name="P8"><text:span text:style-name="T14">Since we need to reorder the instructions to minimise the no of cycles needed,queue structure helps in storing the independent load or store instructions.Thus, we a</text:span><text:span text:style-name="T17">r</text:span><text:span text:style-name="T14">e able to reorder independent instructions in an optimised manner,which in turn reduces the number of total clock cycles needed.</text:span></text:p>
      <text:p text:style-name="P7"/>
      <text:p text:style-name="P5">Design:</text:p>
      <text:list xml:id="list651527040" text:style-name="L4">
        <text:list-item>
          <text:p text:style-name="P23">For using N different cores simultaneously,each core has been provided its own part of memory</text:p>
        </text:list-item>
        <text:list-item>
          <text:p text:style-name="P23">Each core uses <text:s/>a part of memory but the DRAM is shared and thus Memory request manager controls which core to give access.</text:p>
        </text:list-item>
        <text:list-item>
          <text:p text:style-name="P23">Registers and Data memory can be initialised by RF_init.txt and DataMem_init files.Each core would have a <text:span text:style-name="T22">initial </text:span>different register file.</text:p>
        </text:list-item>
      </text:list>
      <text:p text:style-name="P12"/>
      <text:p text:style-name="P10"/>
      <text:p text:style-name="P11"/>
      <text:p text:style-name="P14"><text:span text:style-name="T7">Strengths</text:span><text:span text:style-name="T6">:</text:span></text:p>
      <text:list xml:id="list1632956082" text:style-name="L1">
        <text:list-item>
          <text:p text:style-name="P16">Redundant requests are removed, thus saving the cycls <text:span text:style-name="T21">e</text:span>needed for their execution.</text:p>
        </text:list-item>
        <text:list-item>
          <text:p text:style-name="P17">Reordering is done to minimise the number of clock cycles needed.The updates related to same rows are executed first,thus substantially decreasing the number of row access delays.</text:p>
        </text:list-item>
        <text:list-item>
          <text:p text:style-name="P18">All the independent instructions do not have to wait to get executed(can happen in same clock cycles).</text:p>
        </text:list-item>
      </text:list>
      <text:list xml:id="list1354282332" text:style-name="L2">
        <text:list-header>
          <text:p text:style-name="P26"/>
        </text:list-header>
      </text:list>
      <text:list xml:id="list386548224" text:style-name="L3">
        <text:list-header>
          <text:p text:style-name="P27"/>
        </text:list-header>
      </text:list>
      <text:p text:style-name="P13"><text:soft-page-break/>Weakness:</text:p>
      <text:p text:style-name="P13"/>
      <text:list xml:id="list154234304010415" text:continue-list="list1632956082" text:style-name="L1">
        <text:list-item>
          <text:p text:style-name="P24"><text:span text:style-name="T19">If the load/store instructions to be executed are dependant,the queue would be empty.I</text:span><text:span text:style-name="T20">n</text:span><text:span text:style-name="T19"> such a case there is no reordering done.All the instructions execute sequentially(as in Non blocking memory)</text:span></text:p>
        </text:list-item>
        <text:list-item>
          <text:p text:style-name="P25"><text:span text:style-name="T19">S</text:span><text:span text:style-name="T18">ince the mmeory is now divided into N parts,if the instructions try to access more memory than that it would raise an error</text:span></text:p>
        </text:list-item>
        <text:list-item>
          <text:p text:style-name="P25"><text:span text:style-name="T18">Since number of cores is usually less(always finite), the processor still has a sufficient amount of memory in any case.</text:span></text:p>
        </text:list-item>
      </text:list>
      <text:p text:style-name="P6"/>
      <text:p text:style-name="P4"><text:span text:style-name="T5">Testing </text:span><text:span text:style-name="T4">Strateg</text:span><text:span text:style-name="T5">y:</text:span></text:p>
      <text:p text:style-name="P6"/>
      <text:list xml:id="list154235022786010" text:continue-list="list1354282332" text:style-name="L2">
        <text:list-item>
          <text:p text:style-name="P22">Command line should consist of number of CPU cores,simulation time,row access delay and column access delay values. A 1 could be written in command line to view the details of each cycle</text:p>
        </text:list-item>
        <text:list-item>
          <text:p text:style-name="P19">If the command line is wrong, an error is printed saying the input is to be checked</text:p>
        </text:list-item>
        <text:list-item>
          <text:p text:style-name="P19">if the input file is not available, unable to open file is printed.</text:p>
        </text:list-item>
        <text:list-item>
          <text:p text:style-name="P19">Since we can initialise registers and data memory .it would give a warning to the user,that these files were not initialised.</text:p>
        </text:list-item>
        <text:list-item>
          <text:p text:style-name="P21">The following input is executed in 51 cycles and <text:span text:style-name="T15">5</text:span> buffer row updates.</text:p>
        </text:list-item>
        <text:list-item>
          <text:p text:style-name="P19"/>
          <text:p text:style-name="P19">OUTPUT:</text:p>
          <text:p text:style-name="P20">The updated values in data memory are written to “dataMem_final.txt”.</text:p>
        </text:list-item>
        <text:list-item>
          <text:p text:style-name="P20"><text:s/>The states of registers after each instruction are written to “RF_final_<text:span text:style-name="T21">&lt;number of core&gt;</text:span>.txt”.</text:p>
        </text:list-item>
        <text:list-item>
          <text:p text:style-name="P20">Statements related to processing are printed on console. Statistics involving the number of clock cycles and the number of times different instructions are executed, number of row buffer updates , are also printed to console.</text:p>
          <text:p text:style-name="P19">Also,at every clock cycle, number <text:span text:style-name="T12">of clock cycle along with all executions happening in the cycle are printed on the console</text:span></text:p>
          <text:p text:style-name="P19"/>
          <text:p text:style-name="P19"><text:soft-page-break/>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2" svg:font-family="Calibri" style:font-family-generic="swiss"/>
    <style:font-face style:name="Calibri" svg:font-family="Calibri" style:font-family-generic="roman" style:font-pitch="variable"/>
    <style:font-face style:name="Italic_IV50" svg:font-family="Italic_IV50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CharterBT-Bold" svg:font-family="CharterBT-Bold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Italic_IV501" svg:font-family="Italic_IV50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en" fo:country="IN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6:54:00</meta:creation-date>
    <meta:initial-creator>anjali sharma</meta:initial-creator>
    <dc:language>en-IN</dc:language>
    <meta:print-date>2021-02-23T09:17:00</meta:print-date>
    <dc:date>2021-05-13T15:42:32.618199062</dc:date>
    <meta:editing-cycles>136</meta:editing-cycles>
    <meta:editing-duration>P1DT7H46M19S</meta:editing-duration>
    <meta:generator>LibreOffice/6.4.6.2$Linux_X86_64 LibreOffice_project/40$Build-2</meta:generator>
    <meta:document-statistic meta:table-count="0" meta:image-count="0" meta:object-count="0" meta:page-count="3" meta:paragraph-count="35" meta:word-count="460" meta:character-count="2745" meta:non-whitespace-character-count="232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